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p 10 Web Application defenses for Java Developers</text:p>
      <text:p text:style-name="Standard"/>
      <text:p text:style-name="Standard">Check SlideShare</text:p>
      <text:p text:style-name="Standard"/>
      <text:p text:style-name="Standard">SQL Injection: use the bindings correctly</text:p>
      <text:p text:style-name="Standard"/>
      <text:p text:style-name="Standard">Passwords: salt, hash passwords</text:p>
      <text:p text:style-name="Standard">limit lenthg of password after 150 characters but not before. Use salts</text:p>
      <text:p text:style-name="Standard">difficult verification:</text:p>
      <text:p text:style-name="Standard"><text:tab/>hmac hash the password with a private key after encrypting it. The database stores the salt and hashed password, separate service has the private key and does the hashing and encrypting.</text:p>
      <text:p text:style-name="Standard">Use difficult password enctryption <text:s/>pbkdf2 or scrypt for systems that don't have lots of users using it. </text:p>
      <text:p text:style-name="Standard"/>
      <text:p text:style-name="Standard">XSS defense:</text:p>
      <text:p text:style-name="Standard">encode all data when it's used on an HTML page. Just consider all data as an atack.</text:p>
      <text:p text:style-name="Standard">owasp.org/index.php/OWASP_Java_Encoder_Project</text:p>
      <text:p text:style-name="Standard">owasp.org/index.php/OWASP_Java_HTML_Sanitizer_Project <text:s text:c="3"/>can build a policy for sanitizing, each string can be sanitized differently.</text:p>
      <text:p text:style-name="Standard"/>
      <text:p text:style-name="Standard">Cross Site Request Forgery Defense:</text:p>
      <text:p text:style-name="Standard">This is when you are logged into a web site and visit an attacked website that uses get requests to make the site you are logged into to do things. </text:p>
      <text:p text:style-name="Standard">Each session should have a unique session when they come into the system. </text:p>
      <text:p text:style-name="Standard">Make users re-authorize when doing sensitive things: email address, password, financial things</text:p>
      <text:p text:style-name="Standard"/>
      <text:p text:style-name="Standard">Cryptographic Storage: </text:p>
      <text:p text:style-name="Standard">see slides</text:p>
      <text:p text:style-name="Standard">Don't do crypto on your own, use Google keyCzar, this makes it easier to do crypto right</text:p>
      <text:p text:style-name="Standard"/>
      <text:p text:style-name="Standard">Anatomy of a Clickjacking Attack:</text:p>
      <text:p text:style-name="Standard">x-frame-options sameorigin, makes sure iframes that load your site are only coming from your site, so no one else can put your site in an xframe</text:p>
      <text:p text:style-name="Standard"/>
      <text:p text:style-name="Standard">Controlling Access:</text:p>
      <text:p text:style-name="Standard">don't check for access on every page, it makes it too easy to break the system by simply forgetting</text:p>
      <text:p text:style-name="Standard">code to the capability, checkout apache shiro</text:p>
      <text:p text:style-name="Standard"/>
      <text:p text:style-name="Standard">App Layer Intrusion Detection:</text:p>
      <text:p text:style-name="Standard">look for places in the app where specific inputs are expected. If anything else ever comes in then you know your are under attack</text:p>
      <text:p text:style-name="Standard">owasp.org/index.php/Pinning_Cheat_Sheet</text:p>
      <text:p text:style-name="Standard"/>
      <text:p text:style-name="Standard">Multi Factor Authentication:</text:p>
      <text:p text:style-name="Standard">more than just a password, use sms or email or tokens, see slides for other ideas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50S</meta:editing-duration>
    <meta:editing-cycles>17</meta:editing-cycles>
    <meta:generator>OpenOffice.org/3.4.1$Win32 OpenOffice.org_project/341m1$Build-9593</meta:generator>
    <dc:date>2013-09-25T16:01:11.59</dc:date>
    <meta:document-statistic meta:table-count="0" meta:image-count="0" meta:object-count="0" meta:page-count="1" meta:paragraph-count="29" meta:word-count="303" meta:character-count="1919"/>
    <meta:user-defined meta:name="Info 1"/>
    <meta:user-defined meta:name="Info 2"/>
    <meta:user-defined meta:name="Info 3"/>
    <meta:user-defined meta:name="Info 4"/>
  </office:meta>
</office:document-meta>
</file>